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2000003A0000086F00000273286164C6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hatch" draw:fill-hatch-name="Black_20_45_20_Degrees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width="0.1cm" svg:stroke-color="#0000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5cm" svg:stroke-color="#ff0000" draw:marker-start-width="0.53cm" draw:marker-end-width="0.53cm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fill="gradient" draw:fill-gradient-name="Gradient_20_1" draw:textarea-vertical-align="middle" draw:auto-grow-height="false" fo:min-height="0cm" fo:min-width="0cm"/>
    </style:style>
    <style:style style:name="gr8" style:family="graphic" style:parent-style-name="standard">
      <style:graphic-properties draw:fill="gradient" draw:fill-gradient-name="Gradient_20_2" draw:textarea-vertical-align="middle" draw:auto-grow-height="false" fo:min-height="0cm" fo:min-width="0cm"/>
    </style:style>
    <style:style style:name="gr9" style:family="graphic" style:parent-style-name="standard">
      <style:graphic-properties draw:stroke="solid" draw:stroke-dash="Dash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solid" draw:stroke-dash="Dash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object" dr3d:normals-direction="inverse" dr3d:texture-filter="enabled" dr3d:diffuse-color="#00b8ff" dr3d:emissive-color="#000000" dr3d:specular-color="#ffffff" dr3d:shininess="15%" dr3d:shadow="hidden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6.5cm" svg:height="6cm" svg:x="1.6cm" svg:y="7cm">
          <text:p/>
        </draw:rect>
        <draw:rect draw:style-name="gr2" draw:text-style-name="P1" draw:layer="layout" svg:width="6.5cm" svg:height="0.5cm" svg:x="1.6cm" svg:y="6.5cm">
          <text:p/>
        </draw:rect>
        <draw:rect draw:style-name="gr2" draw:text-style-name="P1" draw:layer="layout" svg:width="6.5cm" svg:height="0.5cm" svg:x="1.6cm" svg:y="13cm">
          <text:p/>
        </draw:rect>
        <draw:rect draw:style-name="gr2" draw:text-style-name="P1" draw:layer="layout" svg:width="7cm" svg:height="0.5cm" draw:transform="rotate (1.5707963267946) translate (8.1cm 13.5cm)">
          <text:p/>
        </draw:rect>
        <draw:rect draw:style-name="gr2" draw:text-style-name="P1" draw:layer="layout" svg:width="7cm" svg:height="0.5cm" draw:transform="rotate (1.5707963267946) translate (1.1cm 13.5cm)">
          <text:p/>
        </draw:rect>
        <draw:frame draw:style-name="gr3" draw:text-style-name="P1" draw:layer="layout" svg:width="2.158cm" svg:height="0.626cm" draw:transform="rotate (1.5707963267946) translate (1.874cm 11cm)">
          <draw:image xlink:href="Pictures/2000003A0000086F00000273286164C6.svm" xlink:type="simple" xlink:show="embed" xlink:actuate="onLoad">
            <text:p/>
          </draw:image>
        </draw:frame>
        <draw:frame draw:style-name="gr3" draw:text-style-name="P1" draw:layer="layout" svg:width="2.158cm" svg:height="0.626cm" draw:transform="rotate (1.5707963267946) translate (7.374cm 11cm)">
          <draw:image xlink:href="Pictures/2000003A0000086F00000273286164C6.svm" xlink:type="simple" xlink:show="embed" xlink:actuate="onLoad">
            <text:p/>
          </draw:image>
        </draw:frame>
        <draw:frame draw:style-name="gr4" draw:layer="layout" svg:width="2.748cm" svg:height="0.704cm" svg:x="3.67cm" svg:y="7.07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2.748cm" svg:height="0.704cm" svg:x="3.5cm" svg:y="12.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1" draw:layer="layout" svg:x1="1.6cm" svg:y1="7cm" svg:x2="8.1cm" svg:y2="7cm">
          <text:p/>
        </draw:line>
        <draw:line draw:style-name="gr5" draw:text-style-name="P1" draw:layer="layout" svg:x1="1.6cm" svg:y1="13cm" svg:x2="4.6cm" svg:y2="13cm">
          <text:p/>
        </draw:line>
        <draw:line draw:style-name="gr5" draw:text-style-name="P1" draw:layer="layout" svg:x1="5.1cm" svg:y1="13cm" svg:x2="8.1cm" svg:y2="13cm">
          <text:p/>
        </draw:line>
        <draw:line draw:style-name="gr6" draw:text-style-name="P1" draw:layer="layout" svg:x1="4.4cm" svg:y1="13cm" svg:x2="5.4cm" svg:y2="13cm">
          <text:p/>
        </draw:line>
        <draw:g>
          <draw:custom-shape draw:style-name="gr7" draw:text-style-name="P1" draw:layer="layout" svg:width="3cm" svg:height="3cm" svg:x="3.5cm" svg:y="8.9cm">
            <text:p/>
  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8" draw:text-style-name="P1" draw:layer="layout" svg:width="3cm" svg:height="3cm" draw:transform="rotate (3.1415926535892) translate (6.5cm 11.1cm)">
            <text:p/>
  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3d:scene draw:style-name="gr9" svg:width="7.571cm" svg:height="6.762cm" svg:x="11.701cm" svg:y="6.269cm" dr3d:transform="matrix (0.634350754621986 0.625659921103334 -0.454036103449373 -0.0964131796844345 0.646780130975175 0.756557969331418 0.767009529858436 -0.436148054335575 0.470607326553295 0.237181556836834cm -0.283869640035177cm 0.270656027729371cm)" dr3d:vrp="(0 0 16885.7142857143)" dr3d:vpn="(0 0 14285.7142857143)" dr3d:projection="parallel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0" draw:layer="layout"/>
        </dr3d:scene>
        <draw:line draw:style-name="gr11" draw:text-style-name="P1" draw:layer="layout" svg:x1="15.481cm" svg:y1="8.8cm" svg:x2="10.92cm" svg:y2="12.3cm">
          <text:p/>
        </draw:line>
        <draw:frame draw:style-name="gr12" draw:layer="layout" svg:width="0.891cm" svg:height="0.962cm" svg:x="10.409cm" svg:y="11.4cm">
          <draw:text-box>
            <text:p>Z</text:p>
          </draw:text-box>
        </draw:frame>
        <draw:frame draw:style-name="gr12" draw:layer="layout" svg:width="0.921cm" svg:height="0.962cm" svg:x="19.579cm" svg:y="10.938cm">
          <draw:text-box>
            <text:p>X</text:p>
          </draw:text-box>
        </draw:frame>
        <draw:frame draw:style-name="gr12" draw:layer="layout" svg:width="0.921cm" svg:height="0.962cm" svg:x="14.202cm" svg:y="2.953cm">
          <draw:text-box>
            <text:p>Y</text:p>
          </draw:text-box>
        </draw:frame>
        <draw:line draw:style-name="gr11" draw:text-style-name="P1" draw:layer="layout" svg:x1="15.251cm" svg:y1="8.792cm" svg:x2="20.503cm" svg:y2="11.13cm">
          <text:p/>
        </draw:line>
        <draw:line draw:style-name="gr11" draw:text-style-name="P1" draw:layer="layout" svg:x1="15.377cm" svg:y1="8.916cm" svg:x2="14.279cm" svg:y2="3.273cm">
          <text:p/>
        </draw:line>
        <draw:frame draw:style-name="gr12" draw:layer="layout" svg:width="0.853cm" svg:height="0.962cm" svg:x="15.272cm" svg:y="8.1cm">
          <draw:text-box>
            <text:p>0</text:p>
          </draw:text-box>
        </draw:frame>
        <draw:frame draw:style-name="gr12" draw:layer="layout" svg:width="0.853cm" svg:height="0.962cm" svg:x="11.9cm" svg:y="11.238cm">
          <draw:text-box>
            <text:p>1</text:p>
          </draw:text-box>
        </draw:frame>
        <draw:frame draw:style-name="gr12" draw:layer="layout" svg:width="0.853cm" svg:height="0.962cm" svg:x="11.047cm" svg:y="8.3cm">
          <draw:text-box>
            <text:p>2</text:p>
          </draw:text-box>
        </draw:frame>
        <draw:frame draw:style-name="gr12" draw:layer="layout" svg:width="0.853cm" svg:height="0.962cm" svg:x="14.747cm" svg:y="5.538cm">
          <draw:text-box>
            <text:p>3</text:p>
          </draw:text-box>
        </draw:frame>
        <draw:frame draw:style-name="gr12" draw:layer="layout" svg:width="0.853cm" svg:height="0.962cm" svg:x="19.147cm" svg:y="9.838cm">
          <draw:text-box>
            <text:p>4</text:p>
          </draw:text-box>
        </draw:frame>
        <draw:frame draw:style-name="gr12" draw:layer="layout" svg:width="0.853cm" svg:height="0.962cm" svg:x="16.147cm" svg:y="12.538cm">
          <draw:text-box>
            <text:p>5</text:p>
          </draw:text-box>
        </draw:frame>
        <draw:frame draw:style-name="gr12" draw:layer="layout" svg:width="0.853cm" svg:height="0.962cm" svg:x="15.647cm" svg:y="10.038cm">
          <draw:text-box>
            <text:p>6</text:p>
          </draw:text-box>
        </draw:frame>
        <draw:frame draw:style-name="gr12" draw:layer="layout" svg:width="0.853cm" svg:height="0.962cm" svg:x="18.747cm" svg:y="7.5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ffff" draw:end-color="#dc2300" draw:start-intensity="100%" draw:end-intensity="100%" draw:angle="0" draw:border="0%"/>
    <draw:gradient draw:name="Gradient_20_2" draw:display-name="Gradient 2" draw:style="linear" draw:start-color="#0000ff" draw:end-color="#00ffff" draw:start-intensity="100%" draw:end-intensity="100%" draw:angle="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Матвей Крапошин</meta:initial-creator>
    <meta:creation-date>2011-04-07T15:48:06</meta:creation-date>
    <dc:date>2011-04-07T16:28:50</dc:date>
    <dc:creator>Матвей Крапошин</dc:creator>
    <meta:editing-duration>PT40M45S</meta:editing-duration>
    <meta:editing-cycles>5</meta:editing-cycles>
    <meta:generator>OpenOffice.org/3.3$Linux OpenOffice.org_project/330m20$Build-9567</meta:generator>
    <meta:document-statistic meta:object-count="32"/>
  </office:meta>
</office:document-meta>
</file>

<file path=Object 1/content.xml><?xml version="1.0" encoding="utf-8"?>
<math xmlns="http://www.w3.org/1998/Math/MathML">
  <semantics>
    <mrow>
      <mi>T</mi>
      <mrow>
        <mi/>
        <mo stretchy="false">=</mo>
        <mi/>
      </mrow>
      <msup>
        <mn>300</mn>
        <mn>0</mn>
      </msup>
      <mi>C</mi>
    </mrow>
    <annotation encoding="StarMath 5.0">T`=`300^0 C</annotation>
  </semantics>
</math>
</file>

<file path=Object 2/content.xml><?xml version="1.0" encoding="utf-8"?>
<math xmlns="http://www.w3.org/1998/Math/MathML">
  <semantics>
    <mrow>
      <mi>T</mi>
      <mrow>
        <mi/>
        <mo stretchy="false">=</mo>
        <mi/>
      </mrow>
      <msup>
        <mn>600</mn>
        <mn>0</mn>
      </msup>
      <mi>C</mi>
    </mrow>
    <annotation encoding="StarMath 5.0">T`=`600^0 C</annotation>
  </semantics>
</math>
</file>